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AccreditableManager.getDefaultUs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AccreditableManager.initializeRo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AccreditableManager.ge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AccreditableManag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AccreditableManager.getUser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AccreditableManager.getConfigurationCollection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AccreditableManager.initializeUs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AccreditableManager.getConfigurationDire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leAccreditableManager.FileAccreditableManager( ServiceManager manager , Logger logger , String configurationUri , UserType [ ] _us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AccreditableManager.initializeGroup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AccreditableManager.initializeIPRang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